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5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6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Explain how to protect views with login required decorators or mixins.</text:span></text:span></text:h>
      <text:p text:style-name="P2"><text:span text:style-name="Strong_20_Emphasis"><text:span text:style-name="T2">Answer:</text:span></text:span></text:p>
      <text:p text:style-name="P2"><text:span text:style-name="T2">Django provides a </text:span><text:span text:style-name="Source_20_Text"><text:span text:style-name="T3">@login_required</text:span></text:span><text:span text:style-name="T2"> decorator and class-based view mixins to restrict access to authenticated users.</text:span></text:p>
      <text:p text:style-name="P2"><text:span text:style-name="Strong_20_Emphasis"><text:span text:style-name="T2">For function-based views:</text:span></text:span></text:p>
      <text:p text:style-name="P3"><text:span text:style-name="Source_20_Text"><text:span text:style-name="T2">from django.contrib.auth.decorators import login_required</text:span></text:span></text:p>
      <text:p text:style-name="P4"/>
      <text:p text:style-name="P5"><text:span text:style-name="Source_20_Text"><text:span text:style-name="T2">@login_required</text:span></text:span></text:p>
      <text:p text:style-name="P5"><text:span text:style-name="Source_20_Text"><text:span text:style-name="T2">def dashboard(request):</text:span></text:span></text:p>
      <text:p text:style-name="P5"><text:span text:style-name="Source_20_Text"><text:span text:style-name="T2"><text:s text:c="4"/>return render(request, 'dashboard.html')</text:span></text:span></text:p>
      <text:p text:style-name="P2"><text:span text:style-name="Strong_20_Emphasis"><text:span text:style-name="T2">For class-based views:</text:span></text:span></text:p>
      <text:p text:style-name="P3"><text:span text:style-name="Source_20_Text"><text:span text:style-name="T2">from django.contrib.auth.mixins import LoginRequiredMixin</text:span></text:span></text:p>
      <text:p text:style-name="P5"><text:span text:style-name="Source_20_Text"><text:span text:style-name="T2">from django.views.generic import TemplateView</text:span></text:span></text:p>
      <text:p text:style-name="P4"/>
      <text:p text:style-name="P5"><text:span text:style-name="Source_20_Text"><text:span text:style-name="T2">class DashboardView(LoginRequiredMixin, TemplateView):</text:span></text:span></text:p>
      <text:p text:style-name="P5"><text:span text:style-name="Source_20_Text"><text:span text:style-name="T2"><text:s text:c="4"/>template_name = 'dashboard.html'</text:span></text:span></text:p>
      <text:p text:style-name="P2"><text:span text:style-name="T2">You can also set </text:span><text:span text:style-name="Source_20_Text"><text:span text:style-name="T3">LOGIN_URL</text:span></text:span><text:span text:style-name="T2"> in </text:span><text:span text:style-name="Source_20_Text"><text:span text:style-name="T3">settings.py</text:span></text:span><text:span text:style-name="T2"> to define the redirect URL for unauthenticated users.</text:span></text:p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1</meta:editing-cycles>
    <meta:creation-date>2025-06-16T14:44:11.283074600</meta:creation-date>
    <meta:editing-duration>PT7M41S</meta:editing-duration>
    <meta:generator>LibreOffice/25.2.4.3$Windows_X86_64 LibreOffice_project/33e196637044ead23f5c3226cde09b47731f7e27</meta:generator>
    <dc:title>Carlito Default</dc:title>
    <dc:date>2025-06-16T15:42:12.863601900</dc:date>
    <meta:document-statistic meta:table-count="0" meta:image-count="0" meta:object-count="0" meta:page-count="1" meta:paragraph-count="14" meta:word-count="72" meta:character-count="664" meta:non-whitespace-character-count="598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